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margin-left="0in" fo:margin-right="0in" fo:line-height="200%" fo:text-align="start" style:justify-single-word="false" fo:text-indent="0.4937in" style:auto-text-indent="false"/>
      <style:text-properties style:font-name="Arial"/>
    </style:style>
    <style:style style:name="P4" style:family="paragraph" style:parent-style-name="Standard">
      <style:paragraph-properties fo:margin-left="0in" fo:margin-right="0in" fo:line-height="100%" fo:text-align="start" style:justify-single-word="false" fo:text-indent="0.4937in" style:auto-text-indent="false"/>
      <style:text-properties style:font-name="Arial"/>
    </style:style>
    <style:style style:name="P5" style:family="paragraph" style:parent-style-name="Standard">
      <style:paragraph-properties fo:margin-left="0in" fo:margin-right="0in" fo:line-height="200%" fo:text-align="start" style:justify-single-word="false" fo:text-indent="0.4937in" style:auto-text-indent="fals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in" fo:line-height="200%" fo:text-align="start" style:justify-single-word="false" fo:text-indent="0.4937in" style:auto-text-indent="false"/>
      <style:text-properties style:font-name="Arial" style:text-underline-style="none" fo:font-weight="normal" style:font-weight-asian="normal" style:font-weight-complex="norm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list-style-name="L1">
      <style:paragraph-properties fo:line-height="100%" fo:text-align="start" style:justify-single-word="false"/>
      <style:text-properties style:font-name="Arial"/>
    </style:style>
    <style:style style:name="P9" style:family="paragraph" style:parent-style-name="Standard" style:list-style-name="L2">
      <style:paragraph-properties fo:line-height="100%" fo:text-align="start" style:justify-single-word="false"/>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gaea</text:p>
      <text:p text:style-name="P2"/>
      <text:p text:style-name="P3">Pangaea is a roguelike game. What sets it apart from other roguelikes is that is has an interface and animations.</text:p>
      <text:p text:style-name="P5">Skills</text:p>
      <text:p text:style-name="P3">There are 6 skills:</text:p>
      <text:list xml:id="list2110278673" text:style-name="L1">
        <text:list-item>
          <text:p text:style-name="P8">Fighting (melee fighting)</text:p>
        </text:list-item>
        <text:list-item>
          <text:p text:style-name="P8">Blocking (defensive melee)</text:p>
        </text:list-item>
        <text:list-item>
          <text:p text:style-name="P8">Destruction (offensive magic, illusion summoning)</text:p>
        </text:list-item>
        <text:list-item>
          <text:p text:style-name="P8">Healing (defensive magic, blinking/teleporting)</text:p>
        </text:list-item>
        <text:list-item>
          <text:p text:style-name="P8">Firing (bows, guns)</text:p>
        </text:list-item>
        <text:list-item>
          <text:p text:style-name="P8">Stealth (hiding, attacking from hiding, dodging, speed related things)</text:p>
        </text:list-item>
      </text:list>
      <text:p text:style-name="P4"/>
      <text:p text:style-name="P3">Each skill starts at level 1. There are abilities that belong to each skill group. Each skill group has 1 ability to begin with. As the skill progresses, more abilities can be used. Some examples:</text:p>
      <table:table table:name="Table1" table:style-name="Table1">
        <table:table-column table:style-name="Table1.A" table:number-columns-repeated="3"/>
        <table:table-row>
          <table:table-cell table:style-name="Table1.A1" office:value-type="string">
            <text:p text:style-name="P7">Fighting</text:p>
          </table:table-cell>
          <table:table-cell table:style-name="Table1.A1" office:value-type="string">
            <text:p text:style-name="P7">Rend</text:p>
          </table:table-cell>
          <table:table-cell table:style-name="Table1.C1" office:value-type="string">
            <text:p text:style-name="P7">Make an enemy bleed over time.</text:p>
          </table:table-cell>
        </table:table-row>
        <table:table-row>
          <table:table-cell table:style-name="Table1.A2" office:value-type="string">
            <text:p text:style-name="P7"/>
          </table:table-cell>
          <table:table-cell table:style-name="Table1.A2" office:value-type="string">
            <text:p text:style-name="P7">Strike</text:p>
          </table:table-cell>
          <table:table-cell table:style-name="Table1.C2" office:value-type="string">
            <text:p text:style-name="P7">High damage.</text:p>
          </table:table-cell>
        </table:table-row>
        <table:table-row>
          <table:table-cell table:style-name="Table1.A2" office:value-type="string">
            <text:p text:style-name="P7">Blocking</text:p>
          </table:table-cell>
          <table:table-cell table:style-name="Table1.A2" office:value-type="string">
            <text:p text:style-name="P7">Defend</text:p>
          </table:table-cell>
          <table:table-cell table:style-name="Table1.C2" office:value-type="string">
            <text:p text:style-name="P7">Take less damage until next turn.</text:p>
          </table:table-cell>
        </table:table-row>
        <table:table-row>
          <table:table-cell table:style-name="Table1.A2" office:value-type="string">
            <text:p text:style-name="P7"/>
          </table:table-cell>
          <table:table-cell table:style-name="Table1.A2" office:value-type="string">
            <text:p text:style-name="P7">Bash</text:p>
          </table:table-cell>
          <table:table-cell table:style-name="Table1.C2" office:value-type="string">
            <text:p text:style-name="P7">Stun an enemy for a turn.</text:p>
          </table:table-cell>
        </table:table-row>
        <table:table-row>
          <table:table-cell table:style-name="Table1.A2" office:value-type="string">
            <text:p text:style-name="P7">Destruction</text:p>
          </table:table-cell>
          <table:table-cell table:style-name="Table1.A2" office:value-type="string">
            <text:p text:style-name="P7">Fireball</text:p>
          </table:table-cell>
          <table:table-cell table:style-name="Table1.C2" office:value-type="string">
            <text:p text:style-name="P7">Ranged fire attack.</text:p>
          </table:table-cell>
        </table:table-row>
        <table:table-row>
          <table:table-cell table:style-name="Table1.A2" office:value-type="string">
            <text:p text:style-name="P7"/>
          </table:table-cell>
          <table:table-cell table:style-name="Table1.A2" office:value-type="string">
            <text:p text:style-name="P7">Clone</text:p>
          </table:table-cell>
          <table:table-cell table:style-name="Table1.C2" office:value-type="string">
            <text:p text:style-name="P7">Make an illusion that does no damage, takes double damage.</text:p>
          </table:table-cell>
        </table:table-row>
        <table:table-row>
          <table:table-cell table:style-name="Table1.A2" office:value-type="string">
            <text:p text:style-name="P7">Healing</text:p>
          </table:table-cell>
          <table:table-cell table:style-name="Table1.A2" office:value-type="string">
            <text:p text:style-name="P7">Recover</text:p>
          </table:table-cell>
          <table:table-cell table:style-name="Table1.C2" office:value-type="string">
            <text:p text:style-name="P7">Heals a small amount.</text:p>
          </table:table-cell>
        </table:table-row>
        <table:table-row>
          <table:table-cell table:style-name="Table1.A2" office:value-type="string">
            <text:p text:style-name="P7"/>
          </table:table-cell>
          <table:table-cell table:style-name="Table1.A2" office:value-type="string">
            <text:p text:style-name="P7">Shield</text:p>
          </table:table-cell>
          <table:table-cell table:style-name="Table1.C2" office:value-type="string">
            <text:p text:style-name="P7">Temporary damage shield.</text:p>
          </table:table-cell>
        </table:table-row>
        <table:table-row>
          <table:table-cell table:style-name="Table1.A2" office:value-type="string">
            <text:p text:style-name="P7">Firing</text:p>
          </table:table-cell>
          <table:table-cell table:style-name="Table1.A2" office:value-type="string">
            <text:p text:style-name="P7">Snare Shot</text:p>
          </table:table-cell>
          <table:table-cell table:style-name="Table1.C2" office:value-type="string">
            <text:p text:style-name="P7">Target moves slower.</text:p>
          </table:table-cell>
        </table:table-row>
        <table:table-row>
          <table:table-cell table:style-name="Table1.A2" office:value-type="string">
            <text:p text:style-name="P7"/>
          </table:table-cell>
          <table:table-cell table:style-name="Table1.A2" office:value-type="string">
            <text:p text:style-name="P7">Blast</text:p>
          </table:table-cell>
          <table:table-cell table:style-name="Table1.C2" office:value-type="string">
            <text:p text:style-name="P7">The closer the target, the more damage.</text:p>
          </table:table-cell>
        </table:table-row>
        <table:table-row>
          <table:table-cell table:style-name="Table1.A2" office:value-type="string">
            <text:p text:style-name="P7">Stealth</text:p>
          </table:table-cell>
          <table:table-cell table:style-name="Table1.A2" office:value-type="string">
            <text:p text:style-name="P7">Hide</text:p>
          </table:table-cell>
          <table:table-cell table:style-name="Table1.C2" office:value-type="string">
            <text:p text:style-name="P7">Become more difficult to hit and see.</text:p>
          </table:table-cell>
        </table:table-row>
        <table:table-row>
          <table:table-cell table:style-name="Table1.A2" office:value-type="string">
            <text:p text:style-name="P7"/>
          </table:table-cell>
          <table:table-cell table:style-name="Table1.A2" office:value-type="string">
            <text:p text:style-name="P7">Roll</text:p>
          </table:table-cell>
          <table:table-cell table:style-name="Table1.C2" office:value-type="string">
            <text:p text:style-name="P7">Make a quick escape. Can make an action sooner next turn.</text:p>
          </table:table-cell>
        </table:table-row>
      </table:table>
      <text:p text:style-name="P3">There is no cost (like mana) to use abilities. Abilities can be used any time and only <text:soft-page-break/>have a cooldown. After a certain number of turns, the ability can be used again.</text:p>
      <text:p text:style-name="P3">Certain weapon types may give extra abilities related to that weapon type. Each combination of weapons would give 3 abilities. And the player would be able to choose from 7 skill related abilities. </text:p>
      <text:p text:style-name="P3">There are 6 races:</text:p>
      <text:list xml:id="list283146345" text:style-name="L2">
        <text:list-item>
          <text:p text:style-name="P9">(needs name) (Bear like. High Strength.)</text:p>
        </text:list-item>
        <text:list-item>
          <text:p text:style-name="P9">(needs name) (Bird like. High intellect.)</text:p>
        </text:list-item>
        <text:list-item>
          <text:p text:style-name="P9">(needs name) (Reptile like. High agility.)</text:p>
        </text:list-item>
        <text:list-item>
          <text:p text:style-name="P9">(needs name) (Cat like. Moderate intellect/agility.)</text:p>
        </text:list-item>
        <text:list-item>
          <text:p text:style-name="P9">(needs name) (Insect like. Moderate strength/intellect.)</text:p>
        </text:list-item>
        <text:list-item>
          <text:p text:style-name="P9">(needs name) (Wolf like. Moderate strength/agility.)</text:p>
        </text:list-item>
      </text:list>
      <text:p text:style-name="P3"/>
      <text:p text:style-name="P3">Each race starts with a bonus to skills related to their racial attributes. The bear race would have a higher fighting/blocking.</text:p>
      <text:p text:style-name="P5">Terrain</text:p>
      <text:p text:style-name="P3">The terrain is constantly generated. When the character walks to an area, then walks back to the area he came from, there will be new terrain. There are portals that lead to new worlds with more difficult enemies. Cities are randomly generated but do not disappear. If the player finds a city in a desert, walks away, and comes back, the city might be in a forest. Cities are a place where the player can get items, training, and quests.</text:p>
      <text:p text:style-name="P3">In the beginning of the game, the terrain will look like normal Earth biomes. As later levels are reached, the color of the biomes will get progressively more distorted. Areas might be inverted in color. A desert biome may be red or green. A forest's trees and grass may turn to purple in a small area. All of this can be done programmatically rather than having to draw new tiles.</text:p>
      <text:p text:style-name="P5">Items</text:p>
      <text:p text:style-name="P3">Weapons will be swords, shields, bows, guns, and wands. I am currently considering that weapons will have 3 abilities attached to them. A 2-handed sword may have 3 melee <text:soft-page-break/>abilities. 2 1-handed weapons would have a combination of 3.</text:p>
      <text:p text:style-name="P3">Armor is separated into 3 groups: light, medium, heavy. Light armor provides more attributes to power but has less toughness and agility. Heavy provides more attributes to toughness but has less power and agility. Medium provides more attributes to agility and less to toughness and vitality.</text:p>
      <text:p text:style-name="P3">These attribute bonuses are all subject to change, but my aim is to avoid any sort of weapon or armor triangle to make things more interesting and fun for the player.</text:p>
      <text:p text:style-name="P5">Stats</text:p>
      <text:p text:style-name="P3">There are 4 main stats for a character: Power, Agility, Vitality, Toughness. Power gives damage. Agility gives crit (and maybe something else?). Vitality gives life. Toughness gives defense. Power and toughness apply to both magic and physical things.</text:p>
      <text:p text:style-name="P3">There is also speed, crit, and dodge. A character with a higher speed can have more turns in the same amount of game-time than a character with a lower speed. Crit and dodge are self-explanatory.</text:p>
      <text:p text:style-name="P5">Story</text:p>
      <text:p text:style-name="P3">I need some undergrad to write a story.</text:p>
      <text:p text:style-name="P5">Art</text:p>
      <text:p text:style-name="P6">To be determined. Right now, I'm thinking the style will be a distorted or noir setting.</text:p>
      <text:p text:style-name="P6">Bart has suggested bears in fatigues, wolves in pinstripe suits, and birds in detective suits. They're quite noir. In order for the terrain to fit this kind of style, I think the current idea for a wilderness setting will have to be combined with an urban setting. Having a desert next to an urban area next to a forest fits the theme of distortion.</text:p>
      <text:p text:style-name="P6">There will be 3 terrain tile types. One will be a solid terran tile, as in a tile that is only forest. The second type will be the junction of 2 types, as in a forest meeting an urban area. The third will be terrain doodads like impassable buildings, cliffs, lakes, or trees.</text:p>
      <text:p text:style-name="P6"><text:soft-page-break/>Currently, the terrain types are: desert, grassland, tundra, forest, jungle (may be combined with forest for simplicity), urban roads, and some other urban terrain type (bri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Reba</meta:initial-creator>
    <meta:creation-date>2013-02-03T23:48:31.85</meta:creation-date>
    <dc:date>2013-02-06T02:00:50</dc:date>
    <dc:creator>Hooch </dc:creator>
    <meta:editing-duration>PT43M46S</meta:editing-duration>
    <meta:editing-cycles>3</meta:editing-cycles>
    <meta:generator>LibreOffice/3.5$Linux_X86_64 LibreOffice_project/350m1$Build-2</meta:generator>
    <meta:document-statistic meta:table-count="1" meta:image-count="0" meta:object-count="0" meta:page-count="4" meta:paragraph-count="68" meta:word-count="824" meta:character-count="4273" meta:non-whitespace-character-count="4047"/>
  </office:meta>
</office:document-meta>
</file>